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82cm" fo:min-width="7.12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58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1.782cm" fo:min-width="13.47cm"/>
    </style:style>
    <style:style style:name="gr5" style:family="graphic" style:parent-style-name="objectwithoutfill">
      <style:graphic-properties draw:textarea-vertical-align="middle" draw:auto-grow-height="false" fo:min-height="1.782cm" fo:min-width="18.55cm"/>
    </style:style>
    <style:style style:name="gr6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9.27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14.2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37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032cm" svg:x="1.027cm" svg:y="1.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1.187cm" svg:x="8.82cm" svg:y="9.499cm">
          <draw:text-box>
            <text:p/>
          </draw:text-box>
        </draw:frame>
        <draw:custom-shape draw:style-name="gr3" draw:text-style-name="P1" draw:layer="layout" svg:width="5.08cm" svg:height="1.397cm" svg:x="1.154cm" svg:y="1.814cm">
          <text:p text:style-name="P1">Tipo 1005 <text:s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97cm" svg:height="2.032cm" svg:x="1.027cm" svg:y="4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.05cm" svg:height="2.032cm" draw:transform="skewX (-0.0010471975511966) rotate (-0.000872664625997355) translate (1.027cm 8.164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191cm" svg:height="1.524cm" svg:x="8.901cm" svg:y="1.687cm">
          <draw:text-box>
            <text:p/>
          </draw:text-box>
        </draw:frame>
        <draw:custom-shape draw:style-name="gr7" draw:text-style-name="P1" draw:layer="layout" svg:width="9.779cm" svg:height="1.397cm" svg:x="1.281cm" svg:y="5.116cm">
          <text:p text:style-name="P1">Tipo 107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4.732cm" svg:height="1.397cm" svg:x="1.281cm" svg:y="8.418cm">
          <text:p text:style-name="P1">MSM genérico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858cm" svg:height="0.987cm" svg:x="0.9cm" svg:y="0.7cm">
          <draw:text-box>
            <text:p>Contenedor chico</text:p>
          </draw:text-box>
        </draw:frame>
        <draw:frame draw:style-name="gr9" draw:text-style-name="P3" draw:layer="layout" svg:width="6.858cm" svg:height="0.987cm" svg:x="0.9cm" svg:y="7.275cm">
          <draw:text-box>
            <text:p>Contenedor mediano</text:p>
          </draw:text-box>
        </draw:frame>
        <draw:frame draw:style-name="gr9" draw:text-style-name="P3" draw:layer="layout" svg:width="6.858cm" svg:height="0.987cm" svg:x="0.9cm" svg:y="4.002cm">
          <draw:text-box>
            <text:p>Contenedor completo</text:p>
          </draw:text-box>
        </draw:frame>
        <draw:frame draw:style-name="gr9" draw:text-style-name="P3" draw:layer="layout" svg:width="2.159cm" svg:height="0.987cm" svg:x="7.25cm" svg:y="2.83cm">
          <draw:text-box>
            <text:p>30B</text:p>
          </draw:text-box>
        </draw:frame>
        <draw:frame draw:style-name="gr9" draw:text-style-name="P3" draw:layer="layout" svg:width="2.159cm" svg:height="0.987cm" svg:x="13.219cm" svg:y="6.132cm">
          <draw:text-box>
            <text:p>500B</text:p>
          </draw:text-box>
        </draw:frame>
        <draw:frame draw:style-name="gr10" draw:text-style-name="P3" draw:layer="layout" svg:width="2.413cm" svg:height="1.673cm" svg:x="17.918cm" svg:y="9.463cm">
          <draw:text-box>
            <text:p>1206B</text:p>
          </draw:text-box>
        </draw:frame>
        <draw:frame draw:style-name="gr10" draw:text-style-name="P3" draw:layer="layout" svg:width="2.54cm" svg:height="1.673cm" svg:x="14.235cm" svg:y="9.053cm">
          <draw:text-box>
            <text:p>814B</text:p>
          </draw:text-box>
        </draw:frame>
        <draw:frame draw:style-name="gr9" draw:text-style-name="P3" draw:layer="layout" svg:width="2.159cm" svg:height="0.987cm" svg:x="9.282cm" svg:y="5.751cm">
          <draw:text-box>
            <text:p>492B</text:p>
          </draw:text-box>
        </draw:frame>
        <draw:frame draw:style-name="gr9" draw:text-style-name="P3" draw:layer="layout" svg:width="2.159cm" svg:height="0.987cm" svg:x="4.837cm" svg:y="2.431cm">
          <draw:text-box>
            <text:p>19B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7b5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401cm" fo:min-width="0cm" fo:padding-top="0.125cm" fo:padding-bottom="0.125cm" fo:padding-left="0.25cm" fo:padding-right="0.25cm" fo:wrap-option="no-wrap" draw:shadow="visible" draw:shadow-offset-x="0.1cm" draw:shadow-offset-y="0.1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stroke-dash="Dashed_20__28_var_29__20_4" draw:fill="solid" draw:fill-color="#ffb66c" draw:opacity="100%" draw:shadow="hidden" draw:shadow-offset-x="0.2cm" draw:shadow-offset-y="0.2cm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0000" draw:fill-gradient-name="Gradient_20_1" draw:gradient-step-count="0" draw:fill-hatch-name="Red_20_90_20_Degrees_20_Crossed_20_1" draw:fill-image-name="Bitmap_20_1" draw:opacity="100%" draw:shadow="visible" draw:shadow-offset-x="0.2cm" draw:shadow-offset-y="0.2cm" draw:shadow-color="#000000" draw:shadow-opacity="8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11.5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7T10:44:05.405828413</meta:creation-date>
    <dc:date>2022-11-07T22:29:42.910000000</dc:date>
    <meta:editing-duration>PT1H19M16S</meta:editing-duration>
    <meta:editing-cycles>3</meta:editing-cycles>
    <meta:generator>LibreOffice/7.2.0.4$Windows_X86_64 LibreOffice_project/9a9c6381e3f7a62afc1329bd359cc48accb6435b</meta:generator>
    <meta:document-statistic meta:object-count="17"/>
  </office:meta>
</office:document-meta>
</file>